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01.8pt"/>
    </style:style>
    <style:style style:name="co3" style:family="table-column">
      <style:table-column-properties fo:break-before="auto" style:column-width="228.81pt"/>
    </style:style>
    <style:style style:name="co4" style:family="table-column">
      <style:table-column-properties fo:break-before="auto" style:column-width="212.66pt"/>
    </style:style>
    <style:style style:name="co5" style:family="table-column">
      <style:table-column-properties fo:break-before="auto" style:column-width="261.1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94.3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76.09pt" fo:break-before="auto" style:use-optimal-row-height="true"/>
    </style:style>
    <style:style style:name="ro3" style:family="table-row">
      <style:table-row-properties style:row-height="42.24pt" fo:break-before="auto" style:use-optimal-row-height="true"/>
    </style:style>
    <style:style style:name="ro4" style:family="table-row">
      <style:table-row-properties style:row-height="149.24pt" fo:break-before="auto" style:use-optimal-row-height="tru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35.94pt" fo:break-before="auto" style:use-optimal-row-height="false"/>
    </style:style>
    <style:style style:name="ro8" style:family="table-row">
      <style:table-row-properties style:row-height="40.71pt" fo:break-before="auto" style:use-optimal-row-height="false"/>
    </style:style>
    <style:style style:name="ro9" style:family="table-row">
      <style:table-row-properties style:row-height="32.54pt" fo:break-before="auto" style:use-optimal-row-height="false"/>
    </style:style>
    <style:style style:name="ro10" style:family="table-row">
      <style:table-row-properties style:row-height="31.21pt" fo:break-before="auto" style:use-optimal-row-height="false"/>
    </style:style>
    <style:style style:name="ro11" style:family="table-row">
      <style:table-row-properties style:row-height="38.64pt" fo:break-before="auto" style:use-optimal-row-height="false"/>
    </style:style>
    <style:style style:name="ro12" style:family="table-row">
      <style:table-row-properties style:row-height="12.84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A64-OlinuXino_Rev_C-EMMC-1GB_RAM-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48" table:default-cell-style-name="ce5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2,C213</text:p>
          </table:table-cell>
          <table:table-cell table:number-columns-repeated="2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7,C48,C62,C105,C185,C84,C8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25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100nF/10V/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C9,C11,</text:p>
            <text:p>C12,C13,C14,C15,C17,C18,C19,</text:p>
            <text:p>C20,C22,C23,C24,C25,C28,C29,</text:p>
            <text:p>C30,C31,C32,C33,C34,C35,C37,</text:p>
            <text:p>C44,C46,C50,C51,C52,C58,C60,</text:p>
            <text:p>C65,C66,C67,C72,C73,C74,C79,</text:p>
            <text:p>C80,C90,C92,C109,C110,C115,</text:p>
            <text:p>C117,C123,C127,C130,C132,</text:p>
            <text:p>C134,C155,C156,C158,C177,</text:p>
            <text:p>C186,C189,C191,C195,C197,</text:p>
            <text:p>C199,C200,C203,C206,C207,</text:p>
            <text:p>C208,C209,C210,C215,C216,</text:p>
            <text:p>C217,C45,C82,C83,C86,C87</text:p>
          </table:table-cell>
          <table:table-cell table:number-columns-repeated="25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38,C43,C55,C120,C135,</text:p>
            <text:p>C137,C142,C160,C163,C181,</text:p>
            <text:p>C182,C190,C21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252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91,C5,C10,C16,C21,C26,C42,</text:p>
            <text:p>C47,C49,C53,C54,C57,C59,C63,</text:p>
            <text:p>C89,C116,C121,C122,C124,C125,</text:p>
            <text:p>C126,C128,C129,C131,C133,</text:p>
            <text:p>C136,C138,C139,C140,C141,C143,</text:p>
            <text:p>C144,C145,C146,C147,C148,C149,</text:p>
            <text:p>C150,C151,C152,C153,C154,C157,</text:p>
            <text:p>C159,C161,C162,C164,C165,C166,</text:p>
            <text:p>C167,C168,C169,C170,C171,C172,</text:p>
            <text:p>C173,C175,C176,C178,C179,C188,</text:p>
            <text:p>C192,C194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204,C205,C214,C218,C219</text:p>
          </table:table-cell>
          <table:table-cell table:number-columns-repeated="25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</text:p>
            <text:p>C119,C180,C201,C202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62,R86,R87,R9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25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33,R54,R100,R105,</text:p>
            <text:p>R109,R63,R64,R6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25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2,R89,R91,R107,R108,R110,</text:p>
            <text:p>R111,R112,R113,R114,R117,R58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25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,R12,R1,R5,R8,R26,R29</text:p>
          </table:table-cell>
          <table:table-cell table:number-columns-repeated="252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0,R71,R74,R82,R90,R88,R75,</text:p>
            <text:p>R77,R47,R50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25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7,R40,R42,R85,R83,R95,R76,</text:p>
            <text:p>R79,R31,R52,R21,R23,R99,R106,</text:p>
            <text:p>R119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</text:p>
          </table:table-cell>
          <table:table-cell office:value-type="string" calcext:value-type="string">
            <text:p>RM2,RM5,RM3,RM1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8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4,RM1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7,RM12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20,L19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8,L15,L17</text:p>
          </table:table-cell>
          <table:table-cell table:number-columns-repeated="2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/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-306_32.768KHZ/12.5pF/20ppm/SMD_8038</text:p>
          </table:table-cell>
          <table:table-cell office:value-type="string" calcext:value-type="string">
            <text:p>MC306-HS</text:p>
          </table:table-cell>
          <table:table-cell office:value-type="string" calcext:value-type="string">
            <text:p>Q2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SB24.000F20E15/5x3.2mm/20ppm/20pF</text:p>
          </table:table-cell>
          <table:table-cell office:value-type="string" calcext:value-type="string">
            <text:p>Q5x3.25</text:p>
          </table:table-cell>
          <table:table-cell office:value-type="string" calcext:value-type="string">
            <text:p>Q3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4SB25.000F20E15(25MHz/20pF/20ppm/5x3.2mm)</text:p>
          </table:table-cell>
          <table:table-cell office:value-type="string" calcext:value-type="string">
            <text:p>HCX-4S_2Pins_5.0x3.2mm</text:p>
          </table:table-cell>
          <table:table-cell office:value-type="string" calcext:value-type="string">
            <text:p>Q4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uTACTIL</text:p>
          </table:table-cell>
          <table:table-cell office:value-type="string" calcext:value-type="string">
            <text:p>PWRON1,RESET1,UBOO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/MISB-SWMM-5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252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25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K4B4G1646Q-HYK0</text:p>
            <text:p>(FBGA-96_256Mx16_DDR3-1600_11-11-11)</text:p>
          </table:table-cell>
          <table:table-cell office:value-type="string" calcext:value-type="string">
            <text:p>FBGA96</text:p>
            <text:p>(HYNIX_SAMSUNG_512MX16_DDR3)</text:p>
          </table:table-cell>
          <table:table-cell office:value-type="string" calcext:value-type="string">
            <text:p>U2,U3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4GACAANA-4M_IT(TBGA100)</text:p>
          </table:table-cell>
          <table:table-cell office:value-type="string" calcext:value-type="string">
            <text:p>TBGA100</text:p>
          </table:table-cell>
          <table:table-cell office:value-type="string" calcext:value-type="string">
            <text:p>U5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25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  <text:p>(QFN48_1DRILL(PADPITCH-0.5MM))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NAND_E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252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1N1,</text:p>
            <text:p>LINEINR/MICIN1P1,PWR_PC1</text:p>
          </table:table-cell>
          <table:table-cell table:number-columns-repeated="25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PHONEOUTL/LINEOUTL1,</text:p>
            <text:p>PHONEOUTR/LINEOUTR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/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9,C40,C41,C8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/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,C107,C198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10uF/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</text:p>
          </table:table-cell>
          <table:table-cell table:number-columns-repeated="252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6,R97,R98,R84,R19,R20,R24,</text:p>
            <text:p>R6,R118,R55</text:p>
          </table:table-cell>
          <table:table-cell table:number-columns-repeated="252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1,R104,R48,R15,R16,R17,</text:p>
            <text:p>R22,R53,R56,R57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5)</text:p>
          </table:table-cell>
          <table:table-cell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EN25Q64-104HIP)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</text:p>
          </table:table-cell>
          <table:table-cell office:value-type="string" calcext:value-type="string">
            <text:p>U10,U8,U7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27UBG8T2BTR-BC(TSOP48))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U4</text:p>
          </table:table-cell>
          <table:table-cell table:number-columns-repeated="252"/>
        </table:table-row>
        <table:table-row table:style-name="ro12">
          <table:table-cell table:style-name="ce3"/>
          <table:table-cell table:style-name="Default" table:number-columns-repeated="255"/>
        </table:table-row>
        <table:table-row table:style-name="ro1" table:number-rows-repeated="6542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4.4pt" fo:background-color="transparent" style:scale-to="7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4pt"/>
    </style:style>
    <style:style style:name="MT2" style:family="text">
      <style:text-properties fo:font-size="20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3:38:51.857073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0T13:41:44.302063694</dc:date>
    <meta:editing-cycles>132</meta:editing-cycles>
    <meta:editing-duration>PT3H36M10S</meta:editing-duration>
    <meta:document-statistic meta:table-count="1" meta:cell-count="416" meta:object-count="0"/>
    <meta:user-defined meta:name="Info 1"/>
    <meta:user-defined meta:name="Info 2"/>
    <meta:user-defined meta:name="Info 3"/>
    <meta:user-defined meta:name="Info 4"/>
  </office:meta>
</office:document-meta>
</file>